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Danville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453">
            <text:p>45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204">
            <text:p>204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38">
            <text:p>3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173">
            <text:p>173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58">
            <text:p>58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1043">
            <text:p>1043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172">
            <text:p>17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3">
            <text:p>53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79">
            <text:p>79</text:p>
          </table:table-cell>
          <table:table-cell table:style-name="ce22" office:value-type="float" office:value="29">
            <text:p>29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173">
            <text:p>173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452">
            <text:p>452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178">
            <text:p>178</text:p>
          </table:table-cell>
          <table:table-cell table:style-name="ce22" office:value-type="float" office:value="12">
            <text:p>12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1998">
            <text:p>1998</text:p>
          </table:table-cell>
          <table:table-cell table:style-name="ce22" office:value-type="float" office:value="90">
            <text:p>90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3078">
            <text:p>3078</text:p>
          </table:table-cell>
          <table:table-cell table:style-name="ce22" office:value-type="float" office:value="197">
            <text:p>197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4121">
            <text:p>4121</text:p>
          </table:table-cell>
          <table:table-cell table:style-name="ce22" office:value-type="float" office:value="201">
            <text:p>201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